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7.774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7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65cm" fo:min-width="5.6cm"/>
    </style:style>
    <style:style style:name="gr6" style:family="graphic" style:parent-style-name="standard">
      <style:graphic-properties draw:textarea-horizontal-align="justify" draw:textarea-vertical-align="middle" draw:auto-grow-height="false" fo:min-height="3.074cm" fo:min-width="7.8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11.7cm" svg:height="4.3cm" svg:x="4.2cm" svg:y="2.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cm" svg:height="4cm" svg:x="2.1cm" svg:y="8.8cm">
          <text:p text:style-name="P1">Pobierz 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7cm" svg:height="4cm" svg:x="9.6cm" svg:y="8.9cm">
          <text:p text:style-name="P1">Pobierz b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type="line" svg:x1="10.05cm" svg:y1="7cm" svg:x2="5.6cm" svg:y2="8.8cm" draw:start-shape="id1" draw:start-glue-point="8" draw:end-shape="id2" draw:end-glue-point="5" svg:d="M10050 7000l-4450 1800" svg:viewBox="0 0 4451 1801">
          <text:p/>
        </draw:connector>
        <draw:connector draw:style-name="gr3" draw:text-style-name="P3" draw:layer="layout" draw:type="line" svg:x1="8.387cm" svg:y1="10.8cm" svg:x2="10.3cm" svg:y2="10.9cm" draw:start-shape="id2" draw:start-glue-point="9" draw:end-shape="id3" draw:end-glue-point="6" svg:d="M8387 10800l1913 100" svg:viewBox="0 0 1914 101">
          <text:p/>
        </draw:connector>
        <draw:custom-shape draw:style-name="gr4" draw:text-style-name="P1" xml:id="id4" draw:id="id4" draw:layer="layout" svg:width="6cm" svg:height="3cm" svg:x="9.6cm" svg:y="14.1cm">
          <text:p text:style-name="P1">Suma = a +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1cm" svg:y1="12.9cm" svg:x2="13.1cm" svg:y2="12.9cm" draw:start-shape="id3" draw:start-glue-point="8" draw:end-shape="id3" draw:end-glue-point="8" svg:d="M13100 12900z" svg:viewBox="0 0 1 1">
          <text:p/>
        </draw:connector>
        <draw:connector draw:style-name="gr3" draw:text-style-name="P3" draw:layer="layout" draw:type="line" svg:x1="12.387cm" svg:y1="12.9cm" svg:x2="12.6cm" svg:y2="14.1cm" draw:start-shape="id3" draw:start-glue-point="7" draw:end-shape="id4" svg:d="M12387 12900l213 1200" svg:viewBox="0 0 214 1201">
          <text:p/>
        </draw:connector>
        <draw:custom-shape draw:style-name="gr5" draw:text-style-name="P1" xml:id="id5" draw:id="id5" draw:layer="layout" svg:width="6.1cm" svg:height="2.9cm" svg:x="2.4cm" svg:y="14.1cm">
          <text:p text:style-name="P1">Drukuj suma 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11.8cm" svg:height="4.7cm" svg:x="4.3cm" svg:y="18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6cm" svg:y1="15.6cm" svg:x2="8.5cm" svg:y2="15.55cm" draw:start-shape="id4" draw:start-glue-point="3" draw:end-shape="id5" svg:d="M9600 15600l-1100-50" svg:viewBox="0 0 1101 51">
          <text:p/>
        </draw:connector>
        <draw:connector draw:style-name="gr3" draw:text-style-name="P3" draw:layer="layout" draw:type="line" svg:x1="5.45cm" svg:y1="17cm" svg:x2="10.2cm" svg:y2="18.6cm" draw:start-shape="id5" draw:start-glue-point="2" draw:end-shape="id6" draw:end-glue-point="4" svg:d="M5450 17000l4750 1600" svg:viewBox="0 0 475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4:56.180387789</meta:creation-date>
    <dc:date>2019-10-31T12:20:56.254642883</dc:date>
    <meta:editing-duration>PT5M36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